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2b674d" officeooo:paragraph-rsid="002b674d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officeooo:rsid="00332392" officeooo:paragraph-rsid="00332392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officeooo:paragraph-rsid="000865f2"/>
    </style:style>
    <style:style style:name="T1" style:family="text">
      <style:text-properties officeooo:rsid="002b6d26"/>
    </style:style>
    <style:style style:name="T2" style:family="text">
      <style:text-properties officeooo:rsid="003f437a"/>
    </style:style>
    <style:style style:name="T3" style:family="text">
      <style:text-properties officeooo:rsid="00366e7a"/>
    </style:style>
    <style:style style:name="T4" style:family="text">
      <style:text-properties style:text-position="super 58%" officeooo:rsid="001a88dd"/>
    </style:style>
    <style:style style:name="T5" style:family="text">
      <style:text-properties officeooo:rsid="0014e32f"/>
    </style:style>
    <style:style style:name="T6" style:family="text">
      <style:text-properties fo:font-size="28pt" officeooo:rsid="000865f2" style:font-size-asian="28pt" style:font-size-complex="28pt"/>
    </style:style>
    <style:style style:name="T7" style:family="text">
      <style:text-properties fo:font-variant="normal" fo:text-transform="none" fo:color="#1841d2" loext:opacity="100%" style:text-line-through-style="none" style:text-line-through-type="none" fo:font-size="28pt" fo:letter-spacing="normal" style:text-underline-style="solid" style:text-underline-width="auto" style:text-underline-color="font-color" style:text-blinking="false" style:font-size-asian="28pt" style:font-size-complex="28pt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</text:span><text:span text:style-name="T2">7</text:span> - <text:span text:style-name="T3">9</text:span><text:span text:style-name="T4">th</text:span> Gen<text:span text:style-name="T5"> </text:span></text:p>
      <text:p text:style-name="P2"/>
      <text:p text:style-name="P3"><text:span text:style-name="T6">Battery</text:span><text:a xlink:type="simple" xlink:href="https://emojipedia.org/cross-mark" office:target-frame-name="_self" xlink:show="replace" text:style-name="Internet_20_link" text:visited-style-name="Visited_20_Internet_20_Link"><text:span text:style-name="T7">❌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0-21T15:26:37.870120700</meta:print-date>
    <dc:date>2025-11-04T09:50:09.721077100</dc:date>
    <meta:editing-duration>P15DT12H8M43S</meta:editing-duration>
    <meta:editing-cycles>7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2" meta:word-count="5" meta:character-count="21" meta:non-whitespace-character-count="17"/>
  </office:meta>
</office:document-meta>
</file>